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2132in" fo:margin-left="2.4799in" fo:margin-right="0in" table:align="margins"/>
    </style:style>
    <style:style style:name="Table1.A" style:family="table-column">
      <style:table-column-properties style:column-width="2.3104in" style:rel-column-width="35937*"/>
    </style:style>
    <style:style style:name="Table1.B" style:family="table-column">
      <style:table-column-properties style:column-width="1.9028in" style:rel-column-width="29598*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5d453" officeooo:paragraph-rsid="0007ac1c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8e2c0" officeooo:paragraph-rsid="0008e2c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75764" officeooo:paragraph-rsid="00101fb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98997" officeooo:paragraph-rsid="0009899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a4b8c" officeooo:paragraph-rsid="000a4b8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c37da" officeooo:paragraph-rsid="000c37d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officeooo:paragraph-rsid="0007ac1c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officeooo:rsid="00028c8b" officeooo:paragraph-rsid="0007ac1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officeooo:rsid="0005d453" officeooo:paragraph-rsid="0009899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d9302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16027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paragraph-rsid="0007ac1c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028c8b" officeooo:paragraph-rsid="0007ac1c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045bb6" officeooo:paragraph-rsid="0007ac1c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05d453" officeooo:paragraph-rsid="0007ac1c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12b7b4" officeooo:paragraph-rsid="0012b7b4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1ace49" officeooo:paragraph-rsid="001ace49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05d453" officeooo:paragraph-rsid="00098997" style:font-size-asian="15.75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officeooo:rsid="0008e2c0" officeooo:paragraph-rsid="0008e2c0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98997" style:font-size-asian="15.75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d9302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101fb0" style:font-size-asian="15.75pt" style:font-weight-asian="bold" style:font-size-complex="1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18pt" officeooo:rsid="00028c8b" officeooo:paragraph-rsid="0007ac1c" style:font-size-asian="18pt" style:font-size-complex="18pt"/>
    </style:style>
    <style:style style:name="P24" style:family="paragraph" style:parent-style-name="Table_20_Contents">
      <style:paragraph-properties fo:text-align="start" style:justify-single-word="false"/>
      <style:text-properties fo:font-size="18pt" officeooo:rsid="00028c8b" officeooo:paragraph-rsid="0007ac1c" style:font-size-asian="18pt" style:font-size-complex="18pt"/>
    </style:style>
    <style:style style:name="P25" style:family="paragraph" style:parent-style-name="Table_20_Contents">
      <style:paragraph-properties fo:text-align="end" style:justify-single-word="false"/>
      <style:text-properties fo:font-size="18pt" officeooo:paragraph-rsid="0007ac1c" style:font-size-asian="18pt" style:font-size-complex="18pt"/>
    </style:style>
    <style:style style:name="P26" style:family="paragraph" style:parent-style-name="Table_20_Contents">
      <style:paragraph-properties fo:text-align="start" style:justify-single-word="false"/>
      <style:text-properties fo:font-size="18pt" officeooo:paragraph-rsid="0007ac1c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ace49" officeooo:paragraph-rsid="001ace4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8e2c0" officeooo:paragraph-rsid="0008e2c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98997" officeooo:paragraph-rsid="0017f0c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2d52" officeooo:paragraph-rsid="001c2d5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c37da" officeooo:paragraph-rsid="000c37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e0c89" officeooo:paragraph-rsid="001e0c89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a4b8c" officeooo:paragraph-rsid="000a4b8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a4b8c" officeooo:paragraph-rsid="000a4b8c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8pt" fo:font-weight="bold" officeooo:rsid="001c2d52" officeooo:paragraph-rsid="001c2d52" style:font-size-asian="15.75pt" style:font-weight-asian="bold" style:font-size-complex="18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8pt" fo:font-weight="bold" officeooo:rsid="0008e2c0" officeooo:paragraph-rsid="0008e2c0" style:font-size-asian="15.75pt" style:font-weight-asian="bold" style:font-size-complex="18pt" style:font-weight-complex="bold"/>
    </style:style>
    <style:style style:name="T1" style:family="text">
      <style:text-properties officeooo:rsid="00098997"/>
    </style:style>
    <style:style style:name="T2" style:family="text">
      <style:text-properties officeooo:rsid="00116445"/>
    </style:style>
    <style:style style:name="T3" style:family="text">
      <style:text-properties officeooo:rsid="00160aac"/>
    </style:style>
    <style:style style:name="T4" style:family="text">
      <style:text-properties officeooo:rsid="0018cf9b"/>
    </style:style>
    <style:style style:name="T5" style:family="text">
      <style:text-properties officeooo:rsid="001c2d5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e0c89"/>
    </style:style>
    <style:style style:name="T8" style:family="text">
      <style:text-properties officeooo:rsid="001e74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Московский Авиационный Институт</text:p>
      <text:p text:style-name="P7">(Национальный Исследовательский Университет)</text:p>
      <text:p text:style-name="P7"/>
      <text:p text:style-name="P7">Факультет информационных технологий и прикладной математики</text:p>
      <text:p text:style-name="P7">Кафедра вычислительной математики и программирования</text:p>
      <text:p text:style-name="P7"/>
      <text:p text:style-name="P7"/>
      <text:p text:style-name="P7"/>
      <text:p text:style-name="P7"/>
      <text:p text:style-name="P12">Лабораторная работа</text:p>
      <text:p text:style-name="P12">по курсу «Объектно-ориентированное программирование»</text:p>
      <text:p text:style-name="P12">III Семестр</text:p>
      <text:p text:style-name="P12"/>
      <text:p text:style-name="P13">Задание <text:span text:style-name="T5">6</text:span></text:p>
      <text:p text:style-name="P13">Вариант <text:span text:style-name="T2">2</text:span>4</text:p>
      <text:p text:style-name="P16">Основы работы с коллекциями: <text:span text:style-name="T5">аллокаторы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Студент:</text:p>
          </table:table-cell>
          <table:table-cell table:style-name="Table1.B1" office:value-type="string">
            <text:p text:style-name="P24">Синявский А.В</text:p>
          </table:table-cell>
        </table:table-row>
        <table:table-row>
          <table:table-cell table:style-name="Table1.A5" office:value-type="string">
            <text:p text:style-name="P23">Группа:</text:p>
          </table:table-cell>
          <table:table-cell table:style-name="Table1.B5" office:value-type="string">
            <text:p text:style-name="P24">М80-208Б-18</text:p>
          </table:table-cell>
        </table:table-row>
        <table:table-row>
          <table:table-cell table:style-name="Table1.A5" office:value-type="string">
            <text:p text:style-name="P23">Преподаватель:</text:p>
          </table:table-cell>
          <table:table-cell table:style-name="Table1.B5" office:value-type="string">
            <text:p text:style-name="P24">Журавлёв А.А</text:p>
          </table:table-cell>
        </table:table-row>
        <table:table-row>
          <table:table-cell table:style-name="Table1.A5" office:value-type="string">
            <text:p text:style-name="P25"/>
          </table:table-cell>
          <table:table-cell table:style-name="Table1.B5" office:value-type="string">
            <text:p text:style-name="P26"/>
          </table:table-cell>
        </table:table-row>
        <table:table-row>
          <table:table-cell table:style-name="Table1.A5" office:value-type="string">
            <text:p text:style-name="P23">Оценка:</text:p>
          </table:table-cell>
          <table:table-cell table:style-name="Table1.B5" office:value-type="string">
            <text:p text:style-name="P26"/>
          </table:table-cell>
        </table:table-row>
        <table:table-row>
          <table:table-cell table:style-name="Table1.A6" office:value-type="string">
            <text:p text:style-name="P23">Дата:</text:p>
          </table:table-cell>
          <table:table-cell table:style-name="Table1.B6" office:value-type="string">
            <text:p text:style-name="P26"/>
          </table:table-cell>
        </table:table-row>
      </table:table>
      <text:p text:style-name="P13"/>
      <text:p text:style-name="P13"/>
      <text:p text:style-name="P13"/>
      <text:p text:style-name="P8">Москва 2019</text:p>
      <text:p text:style-name="P8"/>
      <text:p text:style-name="P14"><text:soft-page-break/>1. Код программы на языке C++</text:p>
      <text:p text:style-name="P15">1.1 <text:span text:style-name="T4">vertex.h</text:span></text:p>
      <text:p text:style-name="P1">#ifndef OOP_LAB5_VERTEX_H</text:p>
      <text:p text:style-name="P1">#define OOP_LAB5_VERTEX_H</text:p>
      <text:p text:style-name="P1"/>
      <text:p text:style-name="P1">#include &lt;iostream&gt;</text:p>
      <text:p text:style-name="P1">#include &lt;type_traits&gt;</text:p>
      <text:p text:style-name="P1">#include &lt;cmath&gt;</text:p>
      <text:p text:style-name="P1"/>
      <text:p text:style-name="P1"/>
      <text:p text:style-name="P1">template&lt;class T&gt;</text:p>
      <text:p text:style-name="P1">struct vertex {</text:p>
      <text:p text:style-name="P1"><text:s text:c="4"/>T x;</text:p>
      <text:p text:style-name="P1"><text:s text:c="4"/>T y;</text:p>
      <text:p text:style-name="P1"><text:s text:c="4"/>vertex&lt;T&gt;&amp; operator=(vertex&lt;T&gt; A);</text:p>
      <text:p text:style-name="P1">};</text:p>
      <text:p text:style-name="P1"/>
      <text:p text:style-name="P1">template&lt;class T&gt;</text:p>
      <text:p text:style-name="P1">std::istream&amp; operator&gt;&gt;(std::istream&amp; is, vertex&lt;T&gt;&amp; p) {</text:p>
      <text:p text:style-name="P1"><text:s text:c="4"/>is &gt;&gt; p.x &gt;&gt; p.y;</text:p>
      <text:p text:style-name="P1"><text:s text:c="4"/>return is;</text:p>
      <text:p text:style-name="P1">}</text:p>
      <text:p text:style-name="P1"/>
      <text:p text:style-name="P1">template&lt;class T&gt;</text:p>
      <text:p text:style-name="P1">std::ostream&amp; operator&lt;&lt;(std::ostream&amp; os, vertex&lt;T&gt; p) {</text:p>
      <text:p text:style-name="P1"><text:s text:c="4"/>os &lt;&lt; '(' &lt;&lt; p.x &lt;&lt; ' ' &lt;&lt; p.y &lt;&lt; ')';</text:p>
      <text:p text:style-name="P1"><text:s text:c="4"/>return os;</text:p>
      <text:p text:style-name="P1">}</text:p>
      <text:p text:style-name="P1"/>
      <text:p text:style-name="P1">template&lt;class T&gt;</text:p>
      <text:p text:style-name="P1">vertex&lt;T&gt; operator+(const vertex&lt;T&gt;&amp; A, const vertex&lt;T&gt;&amp; B) {</text:p>
      <text:p text:style-name="P1"><text:s text:c="4"/>vertex&lt;T&gt; res;</text:p>
      <text:p text:style-name="P1"><text:s text:c="4"/>res.x = A.x + B.x;</text:p>
      <text:p text:style-name="P1"><text:s text:c="4"/>res.y = A.y + B.y;</text:p>
      <text:p text:style-name="P1"><text:s text:c="4"/>return res;</text:p>
      <text:p text:style-name="P1">}</text:p>
      <text:p text:style-name="P1"/>
      <text:p text:style-name="P1">template&lt;class T&gt;</text:p>
      <text:p text:style-name="P1">vertex&lt;T&gt;&amp; vertex&lt;T&gt;::operator=(const vertex&lt;T&gt; A) {</text:p>
      <text:p text:style-name="P1"><text:s text:c="4"/>this-&gt;x = A.x;</text:p>
      <text:p text:style-name="P1"><text:s text:c="4"/>this-&gt;y = A.y;</text:p>
      <text:p text:style-name="P1"><text:s text:c="4"/>return *this;</text:p>
      <text:p text:style-name="P1">}</text:p>
      <text:p text:style-name="P1"/>
      <text:p text:style-name="P1">template&lt;class T&gt;</text:p>
      <text:p text:style-name="P1">vertex&lt;T&gt; operator+=(vertex&lt;T&gt; &amp;A, const vertex&lt;T&gt; &amp;B) {</text:p>
      <text:p text:style-name="P1"><text:s text:c="4"/>A.x += B.x;</text:p>
      <text:p text:style-name="P1"><text:s text:c="4"/>A.y += B.y;</text:p>
      <text:p text:style-name="P1"><text:s text:c="4"/>return A;</text:p>
      <text:p text:style-name="P1">}</text:p>
      <text:p text:style-name="P1"/>
      <text:p text:style-name="P1"><text:soft-page-break/>template&lt;class T&gt;</text:p>
      <text:p text:style-name="P1">vertex&lt;T&gt; operator/=(vertex&lt;T&gt;&amp; A, const double B) {</text:p>
      <text:p text:style-name="P1"><text:s text:c="4"/>A.x /= B;</text:p>
      <text:p text:style-name="P1"><text:s text:c="4"/>A.y /= B;</text:p>
      <text:p text:style-name="P1">}</text:p>
      <text:p text:style-name="P1"/>
      <text:p text:style-name="P1">template&lt;class T&gt;</text:p>
      <text:p text:style-name="P1">double vert_length(vertex&lt;T&gt;&amp; A, vertex&lt;T&gt;&amp; B) {</text:p>
      <text:p text:style-name="P1"><text:s text:c="4"/>double res = sqrt( pow(B.x - A.x, 2) + pow(B.y - A.y, 2) );</text:p>
      <text:p text:style-name="P1"><text:s text:c="4"/>return res;</text:p>
      <text:p text:style-name="P1">}</text:p>
      <text:p text:style-name="P1"/>
      <text:p text:style-name="P1">template&lt;class T&gt;</text:p>
      <text:p text:style-name="P1">struct is_vertex : std::false_type {};</text:p>
      <text:p text:style-name="P1"/>
      <text:p text:style-name="P1">template&lt;class T&gt;</text:p>
      <text:p text:style-name="P1">struct is_vertex&lt;vertex&lt;T&gt;&gt; : std::true_type {};</text:p>
      <text:p text:style-name="P1"/>
      <text:p text:style-name="P1">#endif //OOP_LAB5_VERTEX_H</text:p>
      <text:p text:style-name="P1"/>
      <text:p text:style-name="P19">1.2 <text:span text:style-name="T5">octagon.h</text:span></text:p>
      <text:p text:style-name="P2">#ifndef OOP_LAB5_OCTAGON_H</text:p>
      <text:p text:style-name="P2">#define OOP_LAB5_OCTAGON_H</text:p>
      <text:p text:style-name="P2"/>
      <text:p text:style-name="P2">#include "vertex.h"</text:p>
      <text:p text:style-name="P2"/>
      <text:p text:style-name="P2">template &lt;class T&gt;</text:p>
      <text:p text:style-name="P2">class Octagon {</text:p>
      <text:p text:style-name="P2">public:</text:p>
      <text:p text:style-name="P2"><text:s text:c="4"/>vertex&lt;T&gt; dots[8];</text:p>
      <text:p text:style-name="P2"/>
      <text:p text:style-name="P2"><text:s text:c="4"/>explicit Octagon&lt;T&gt;(std::istream&amp; is) {</text:p>
      <text:p text:style-name="P2"><text:s text:c="8"/>for (auto &amp; dot : dots) {</text:p>
      <text:p text:style-name="P2"><text:s text:c="12"/>is &gt;&gt; dot;</text:p>
      <text:p text:style-name="P2"><text:s text:c="8"/>}</text:p>
      <text:p text:style-name="P2"><text:s text:c="4"/>}</text:p>
      <text:p text:style-name="P2"/>
      <text:p text:style-name="P2"><text:s text:c="4"/>Octagon&lt;T&gt;() = default;</text:p>
      <text:p text:style-name="P2"/>
      <text:p text:style-name="P2"><text:s text:c="4"/>double Area() {</text:p>
      <text:p text:style-name="P2"><text:s text:c="8"/>double res = 0;</text:p>
      <text:p text:style-name="P2"><text:s text:c="8"/>for (size_t i = 0; i &lt; 7; i++) {</text:p>
      <text:p text:style-name="P2"><text:s text:c="12"/>res += (dots[i].x * dots[i+1].y) - (dots[i+1].x * dots[i].y);</text:p>
      <text:p text:style-name="P2"><text:s text:c="8"/>}</text:p>
      <text:p text:style-name="P2"><text:s text:c="8"/>res = res + (dots[7].x * dots[0].y) - (dots[0].x * dots[7].y);</text:p>
      <text:p text:style-name="P2"><text:s text:c="8"/>return std::abs(res)/ 2;</text:p>
      <text:p text:style-name="P2"><text:s text:c="4"/>}</text:p>
      <text:p text:style-name="P2"/>
      <text:p text:style-name="P2"><text:s text:c="4"/>void Printout(std::ostream&amp; os) {</text:p>
      <text:p text:style-name="P2"><text:s text:c="8"/>for (int i = 0; i &lt; 8; ++i) {</text:p>
      <text:p text:style-name="P2"><text:s text:c="12"/>os &lt;&lt; this-&gt;dots[i];</text:p>
      <text:p text:style-name="P2"><text:s text:c="12"/>if (i != 7) {</text:p>
      <text:p text:style-name="P2"><text:soft-page-break/><text:s text:c="16"/>os &lt;&lt; ", ";</text:p>
      <text:p text:style-name="P2"><text:s text:c="12"/>}</text:p>
      <text:p text:style-name="P2"><text:s text:c="8"/>}</text:p>
      <text:p text:style-name="P2"><text:s text:c="8"/>os &lt;&lt; std::endl;</text:p>
      <text:p text:style-name="P2"><text:s text:c="4"/>}</text:p>
      <text:p text:style-name="P2"/>
      <text:p text:style-name="P2"><text:s text:c="4"/>void operator&lt;&lt; (std::ostream&amp; os) {</text:p>
      <text:p text:style-name="P2"><text:s text:c="8"/>for (int i = 0; i &lt; 8; ++i) {</text:p>
      <text:p text:style-name="P2"><text:s text:c="12"/>os &lt;&lt; this-&gt;dots[i];</text:p>
      <text:p text:style-name="P2"><text:s text:c="12"/>if (i != 7) {</text:p>
      <text:p text:style-name="P2"><text:s text:c="16"/>os &lt;&lt; ", ";</text:p>
      <text:p text:style-name="P2"><text:s text:c="12"/>}</text:p>
      <text:p text:style-name="P2"><text:s text:c="8"/>}</text:p>
      <text:p text:style-name="P2"><text:s text:c="4"/>}</text:p>
      <text:p text:style-name="P2">};</text:p>
      <text:p text:style-name="P2"/>
      <text:p text:style-name="P2">#endif //OOP_LAB5_OCTAGON_H</text:p>
      <text:p text:style-name="P2"/>
      <text:p text:style-name="P2"/>
      <text:p text:style-name="P17">1.3 queue.h</text:p>
      <text:p text:style-name="P17"/>
      <text:p text:style-name="P27">#ifndef OOP_EXERCISE_05_QUEUE_H</text:p>
      <text:p text:style-name="P27">#define OOP_EXERCISE_05_QUEUE_H</text:p>
      <text:p text:style-name="P27"/>
      <text:p text:style-name="P27">#include &lt;iterator&gt;</text:p>
      <text:p text:style-name="P27">#include &lt;memory&gt;</text:p>
      <text:p text:style-name="P27"/>
      <text:p text:style-name="P27">namespace containers {</text:p>
      <text:p text:style-name="P27"><text:s text:c="4"/>//namespace</text:p>
      <text:p text:style-name="P27"><text:s text:c="4"/>//</text:p>
      <text:p text:style-name="P27"><text:s text:c="4"/>template&lt;class T, class Allocator = std::allocator&lt;T&gt;&gt;</text:p>
      <text:p text:style-name="P27"><text:s text:c="4"/>class queue {</text:p>
      <text:p text:style-name="P27"><text:s text:c="4"/>private:</text:p>
      <text:p text:style-name="P27"><text:s text:c="8"/>struct element;</text:p>
      <text:p text:style-name="P27"><text:s text:c="8"/>size_t size = 0;</text:p>
      <text:p text:style-name="P27"><text:s text:c="4"/>public:</text:p>
      <text:p text:style-name="P27"><text:s text:c="8"/>queue() = default;</text:p>
      <text:p text:style-name="P27"/>
      <text:p text:style-name="P27"><text:s text:c="8"/>class forward_iterator {</text:p>
      <text:p text:style-name="P27"><text:s text:c="8"/>public:</text:p>
      <text:p text:style-name="P27"><text:s text:c="12"/>using value_type = T;</text:p>
      <text:p text:style-name="P27"><text:s text:c="12"/>using reference = T&amp;;</text:p>
      <text:p text:style-name="P27"><text:s text:c="12"/>using pointer = T*;</text:p>
      <text:p text:style-name="P27"><text:s text:c="12"/>using difference_type = std::ptrdiff_t;</text:p>
      <text:p text:style-name="P27"><text:s text:c="12"/>using iterator_category = std::forward_iterator_tag;</text:p>
      <text:p text:style-name="P27"><text:s text:c="12"/>explicit forward_iterator(element* ptr);</text:p>
      <text:p text:style-name="P27"><text:s text:c="12"/>T&amp; operator*();</text:p>
      <text:p text:style-name="P27"><text:s text:c="12"/>forward_iterator&amp; operator++();</text:p>
      <text:p text:style-name="P27"><text:s text:c="12"/>forward_iterator operator++(int);</text:p>
      <text:p text:style-name="P27"><text:s text:c="12"/>bool operator== (const forward_iterator&amp; other) const;</text:p>
      <text:p text:style-name="P27"><text:s text:c="12"/>bool operator!= (const forward_iterator&amp; other) const;</text:p>
      <text:p text:style-name="P27"><text:soft-page-break/><text:s text:c="8"/>private:</text:p>
      <text:p text:style-name="P27"><text:s text:c="12"/>element* it_ptr;</text:p>
      <text:p text:style-name="P27"><text:s text:c="12"/>friend queue;</text:p>
      <text:p text:style-name="P27"><text:s text:c="8"/>};</text:p>
      <text:p text:style-name="P27"/>
      <text:p text:style-name="P27"><text:s text:c="8"/>forward_iterator begin();</text:p>
      <text:p text:style-name="P27"><text:s text:c="8"/>forward_iterator end();</text:p>
      <text:p text:style-name="P27"><text:s text:c="8"/>void push(const T&amp; value);</text:p>
      <text:p text:style-name="P27"><text:s text:c="8"/>T&amp; top();</text:p>
      <text:p text:style-name="P27"><text:s text:c="8"/>void pop();</text:p>
      <text:p text:style-name="P27"><text:s text:c="8"/>size_t length();</text:p>
      <text:p text:style-name="P27"><text:s text:c="8"/>void delete_by_it(forward_iterator d_it);</text:p>
      <text:p text:style-name="P27"><text:s text:c="8"/>void delete_by_number(size_t N);</text:p>
      <text:p text:style-name="P27"><text:s text:c="8"/>void insert_by_it(forward_iterator ins_it, T&amp; value);</text:p>
      <text:p text:style-name="P27"><text:s text:c="8"/>void insert_by_number(size_t N, T&amp; value);</text:p>
      <text:p text:style-name="P27"><text:s text:c="4"/>private:</text:p>
      <text:p text:style-name="P27"><text:s text:c="8"/>using allocator_type = typename Allocator::template rebind&lt;element&gt;::other;</text:p>
      <text:p text:style-name="P27"/>
      <text:p text:style-name="P27"><text:s text:c="8"/>struct deleter {</text:p>
      <text:p text:style-name="P27"><text:s text:c="12"/>deleter(allocator_type* allocator): allocator_(allocator) {}</text:p>
      <text:p text:style-name="P27"/>
      <text:p text:style-name="P27"><text:s text:c="12"/>void operator() (element* ptr) {</text:p>
      <text:p text:style-name="P27"><text:s text:c="16"/>if (ptr != nullptr) {</text:p>
      <text:p text:style-name="P27"><text:s text:c="20"/>std::allocator_traits&lt;allocator_type&gt;::destroy(*allocator_, ptr);</text:p>
      <text:p text:style-name="P27"><text:s text:c="20"/>allocator_-&gt;deallocate(ptr, 1);</text:p>
      <text:p text:style-name="P27"><text:s text:c="16"/>}</text:p>
      <text:p text:style-name="P27"><text:s text:c="12"/>}</text:p>
      <text:p text:style-name="P27"/>
      <text:p text:style-name="P27"><text:s text:c="8"/>private:</text:p>
      <text:p text:style-name="P27"><text:s text:c="12"/>allocator_type* allocator_;</text:p>
      <text:p text:style-name="P27"><text:s text:c="8"/>};</text:p>
      <text:p text:style-name="P27"/>
      <text:p text:style-name="P27"><text:s text:c="8"/>using unique_ptr = std::unique_ptr&lt;element, deleter&gt;;</text:p>
      <text:p text:style-name="P27"/>
      <text:p text:style-name="P27"><text:s text:c="8"/>struct element {</text:p>
      <text:p text:style-name="P27"><text:s text:c="12"/>T value;</text:p>
      <text:p text:style-name="P27"><text:s text:c="12"/>unique_ptr next_element{nullptr, deleter{nullptr}};</text:p>
      <text:p text:style-name="P27"><text:s text:c="12"/>element(const T&amp; value_): value(value_) {}</text:p>
      <text:p text:style-name="P27"><text:s text:c="12"/>forward_iterator next();</text:p>
      <text:p text:style-name="P27"><text:s text:c="8"/>};</text:p>
      <text:p text:style-name="P27"/>
      <text:p text:style-name="P27"><text:s text:c="8"/>allocator_type allocator_{};</text:p>
      <text:p text:style-name="P27"><text:s text:c="8"/>unique_ptr first{nullptr, deleter{nullptr}};</text:p>
      <text:p text:style-name="P27"><text:s text:c="8"/>element* tail = nullptr;</text:p>
      <text:p text:style-name="P27"><text:s text:c="4"/>};//===============================end-of-class-queue======================================//</text:p>
      <text:p text:style-name="P27"/>
      <text:p text:style-name="P27"><text:s text:c="4"/>template&lt;class T, class Allocator&gt;</text:p>
      <text:p text:style-name="P27"><text:s text:c="4"/>typename queue&lt;T, Allocator&gt;::forward_iterator queue&lt;T, Allocator&gt;::begin() {</text:p>
      <text:p text:style-name="P27"><text:s text:c="8"/>return forward_iterator(first.get());</text:p>
      <text:p text:style-name="P27"><text:s text:c="4"/>}</text:p>
      <text:p text:style-name="P27"/>
      <text:p text:style-name="P27"><text:soft-page-break/><text:s text:c="4"/>template&lt;class T, class Allocator&gt;</text:p>
      <text:p text:style-name="P27"><text:s text:c="4"/>typename queue&lt;T, Allocator&gt;::forward_iterator queue&lt;T, Allocator&gt;::end() {</text:p>
      <text:p text:style-name="P27"><text:s text:c="8"/>return forward_iterator(nullptr);</text:p>
      <text:p text:style-name="P27"><text:s text:c="4"/>}</text:p>
      <text:p text:style-name="P27">//=========================base-methods-of-queue==========================================//</text:p>
      <text:p text:style-name="P27"><text:s text:c="4"/>template&lt;class T, class Allocator&gt;</text:p>
      <text:p text:style-name="P27"><text:s text:c="4"/>size_t queue&lt;T, Allocator&gt;::length() {</text:p>
      <text:p text:style-name="P27"><text:s text:c="7"/>return size;</text:p>
      <text:p text:style-name="P27"><text:s text:c="4"/>}</text:p>
      <text:p text:style-name="P27"/>
      <text:p text:style-name="P27"><text:s text:c="4"/>template&lt;class T, class Allocator&gt;</text:p>
      <text:p text:style-name="P27"><text:s text:c="4"/>void queue&lt;T, Allocator&gt;::push(const T &amp;value) {</text:p>
      <text:p text:style-name="P27"><text:s text:c="8"/>element* result = this-&gt;allocator_.allocate(1);</text:p>
      <text:p text:style-name="P27"><text:s text:c="8"/>std::allocator_traits&lt;allocator_type&gt;::construct(this-&gt;allocator_, result, value);</text:p>
      <text:p text:style-name="P27"><text:s text:c="8"/>if (!size) {</text:p>
      <text:p text:style-name="P27"><text:s text:c="12"/>first = unique_ptr(result, deleter{&amp;this-&gt;allocator_});</text:p>
      <text:p text:style-name="P27"><text:s text:c="12"/>tail = first.get();</text:p>
      <text:p text:style-name="P27"><text:s text:c="12"/>size++;</text:p>
      <text:p text:style-name="P27"><text:s text:c="12"/>return;</text:p>
      <text:p text:style-name="P27"><text:s text:c="8"/>}</text:p>
      <text:p text:style-name="P27"><text:s text:c="8"/>tail-&gt;next_element = unique_ptr(result, deleter{&amp;this-&gt;allocator_});</text:p>
      <text:p text:style-name="P27"><text:s text:c="8"/>tail = tail-&gt;next_element.get();</text:p>
      <text:p text:style-name="P27"><text:s text:c="8"/>size++;</text:p>
      <text:p text:style-name="P27"><text:s text:c="4"/>}</text:p>
      <text:p text:style-name="P27"/>
      <text:p text:style-name="P27"><text:s text:c="4"/>template&lt;class T, class Allocator&gt;</text:p>
      <text:p text:style-name="P27"><text:s text:c="4"/>void queue&lt;T, Allocator&gt;::pop() {</text:p>
      <text:p text:style-name="P27"><text:s text:c="8"/>if (size == 0) {</text:p>
      <text:p text:style-name="P27"><text:s text:c="12"/>throw std::logic_error ("can`t pop from empty queue");</text:p>
      <text:p text:style-name="P27"><text:s text:c="8"/>}</text:p>
      <text:p text:style-name="P27"><text:s text:c="8"/>first = std::move(first-&gt;next_element);</text:p>
      <text:p text:style-name="P27"><text:s text:c="8"/>size--;</text:p>
      <text:p text:style-name="P27"><text:s text:c="4"/>}</text:p>
      <text:p text:style-name="P27"/>
      <text:p text:style-name="P27"><text:s text:c="4"/>template&lt;class T, class Allocator&gt;</text:p>
      <text:p text:style-name="P27"><text:s text:c="4"/>T&amp; queue&lt;T, Allocator&gt;::top() {</text:p>
      <text:p text:style-name="P27"><text:s text:c="8"/>if (size == 0) {</text:p>
      <text:p text:style-name="P27"><text:s text:c="12"/>throw std::logic_error ("queue is empty, lol, it has no top");</text:p>
      <text:p text:style-name="P27"><text:s text:c="8"/>}</text:p>
      <text:p text:style-name="P27"><text:s text:c="8"/>return first-&gt;value;</text:p>
      <text:p text:style-name="P27"><text:s text:c="4"/>}</text:p>
      <text:p text:style-name="P27">//=================================advanced-methods========================================//</text:p>
      <text:p text:style-name="P27"/>
      <text:p text:style-name="P27"><text:s text:c="4"/>template&lt;class T, class Allocator&gt;</text:p>
      <text:p text:style-name="P27"><text:s text:c="4"/>void queue&lt;T, Allocator&gt;::delete_by_it(containers::queue&lt;T, Allocator&gt;::forward_iterator d_it) {</text:p>
      <text:p text:style-name="P27"><text:s text:c="8"/>forward_iterator i = this-&gt;begin(), end = this-&gt;end();</text:p>
      <text:p text:style-name="P27"><text:s text:c="8"/>if (d_it == end) throw std::logic_error ("out of borders");</text:p>
      <text:p text:style-name="P27"><text:s text:c="8"/>if (d_it == this-&gt;begin()) {</text:p>
      <text:p text:style-name="P27"><text:s text:c="12"/>this-&gt;pop();</text:p>
      <text:p text:style-name="P27"><text:s text:c="12"/>return;</text:p>
      <text:p text:style-name="P27"><text:soft-page-break/><text:s text:c="8"/>}</text:p>
      <text:p text:style-name="P27"><text:s text:c="8"/>while((i.it_ptr != nullptr) &amp;&amp; (i.it_ptr-&gt;next() != d_it)) {</text:p>
      <text:p text:style-name="P27"><text:s text:c="11"/>++i;</text:p>
      <text:p text:style-name="P27"><text:s text:c="8"/>}</text:p>
      <text:p text:style-name="P27"><text:s text:c="8"/>if (i.it_ptr == nullptr) throw std::logic_error ("out of borders");</text:p>
      <text:p text:style-name="P27"><text:s text:c="8"/>i.it_ptr-&gt;next_element = std::move(d_it.it_ptr-&gt;next_element);</text:p>
      <text:p text:style-name="P27"><text:s text:c="8"/>size--;</text:p>
      <text:p text:style-name="P27"><text:s text:c="4"/>}</text:p>
      <text:p text:style-name="P27"/>
      <text:p text:style-name="P27"><text:s text:c="4"/>template&lt;class T, class Allocator&gt;</text:p>
      <text:p text:style-name="P27"><text:s text:c="4"/>void queue&lt;T, Allocator&gt;::delete_by_number(size_t N) {</text:p>
      <text:p text:style-name="P27"><text:s text:c="8"/>forward_iterator it = this-&gt;begin();</text:p>
      <text:p text:style-name="P27"><text:s text:c="8"/>for (size_t i = 1; i &lt;= N; ++i) {</text:p>
      <text:p text:style-name="P27"><text:s text:c="12"/>if (i == N) break;</text:p>
      <text:p text:style-name="P27"><text:s text:c="12"/>++it;</text:p>
      <text:p text:style-name="P27"><text:s text:c="8"/>}</text:p>
      <text:p text:style-name="P27"><text:s text:c="8"/>this-&gt;delete_by_it(it);</text:p>
      <text:p text:style-name="P27"><text:s text:c="4"/>}</text:p>
      <text:p text:style-name="P27"/>
      <text:p text:style-name="P27"><text:s text:c="4"/>template&lt;class T, class Allocator&gt;</text:p>
      <text:p text:style-name="P27"><text:s text:c="4"/>void queue&lt;T, Allocator&gt;::insert_by_it(containers::queue&lt;T, Allocator&gt;::forward_iterator ins_it, T&amp; value) {</text:p>
      <text:p text:style-name="P27"><text:s text:c="8"/>auto tmp = std::unique_ptr&lt;element&gt;(new element{value});</text:p>
      <text:p text:style-name="P27"><text:s text:c="8"/>forward_iterator i = this-&gt;begin();</text:p>
      <text:p text:style-name="P27"><text:s text:c="8"/>if (ins_it == this-&gt;begin()) {</text:p>
      <text:p text:style-name="P27"><text:s text:c="12"/>tmp-&gt;next_element = std::move(first);</text:p>
      <text:p text:style-name="P27"><text:s text:c="12"/>first = std::move(tmp);</text:p>
      <text:p text:style-name="P27"><text:s text:c="12"/>size++;</text:p>
      <text:p text:style-name="P27"><text:s text:c="12"/>return;</text:p>
      <text:p text:style-name="P27"><text:s text:c="8"/>}</text:p>
      <text:p text:style-name="P27"><text:s text:c="8"/>while((i.it_ptr != nullptr) &amp;&amp; (i.it_ptr-&gt;next() != ins_it)) {</text:p>
      <text:p text:style-name="P27"><text:s text:c="12"/>++i;</text:p>
      <text:p text:style-name="P27"><text:s text:c="8"/>}</text:p>
      <text:p text:style-name="P27"><text:s text:c="8"/>if (i.it_ptr == nullptr) throw std::logic_error ("out of borders");</text:p>
      <text:p text:style-name="P27"><text:s text:c="8"/>tmp-&gt;next_element = std::move(i.it_ptr-&gt;next_element);</text:p>
      <text:p text:style-name="P27"><text:s text:c="8"/>i.it_ptr-&gt;next_element = std::move(tmp);</text:p>
      <text:p text:style-name="P27"><text:s text:c="8"/>size++;</text:p>
      <text:p text:style-name="P27"><text:s text:c="4"/>}</text:p>
      <text:p text:style-name="P27"/>
      <text:p text:style-name="P27"><text:s text:c="4"/>template&lt;class T, class Allocator&gt;</text:p>
      <text:p text:style-name="P27"><text:s text:c="4"/>void queue&lt;T, Allocator&gt;::insert_by_number(size_t N, T&amp; value) {</text:p>
      <text:p text:style-name="P27"><text:s text:c="8"/>forward_iterator it = this-&gt;begin();</text:p>
      <text:p text:style-name="P27"><text:s text:c="8"/>for (size_t i = 1; i &lt;= N; ++i) {</text:p>
      <text:p text:style-name="P27"><text:s text:c="12"/>if (i == N) break;</text:p>
      <text:p text:style-name="P27"><text:s text:c="12"/>++it;</text:p>
      <text:p text:style-name="P27"><text:s text:c="8"/>}</text:p>
      <text:p text:style-name="P27"><text:s text:c="8"/>this-&gt;insert_by_it(it, value);</text:p>
      <text:p text:style-name="P27"><text:s text:c="4"/>}</text:p>
      <text:p text:style-name="P27">//==============================iterator`s-stuff=======================================//</text:p>
      <text:p text:style-name="P27"><text:s text:c="4"/>template&lt;class T, class Allocator&gt;</text:p>
      <text:p text:style-name="P27"><text:s text:c="4"/>typename queue&lt;T, Allocator&gt;::forward_iterator queue&lt;T, Allocator&gt;::element::next() {</text:p>
      <text:p text:style-name="P27"><text:soft-page-break/><text:s text:c="8"/>return forward_iterator(this-&gt;next_element.get());</text:p>
      <text:p text:style-name="P27"><text:s text:c="4"/>}</text:p>
      <text:p text:style-name="P27"/>
      <text:p text:style-name="P27"><text:s text:c="4"/>template&lt;class T, class Allocator&gt;</text:p>
      <text:p text:style-name="P27"><text:s text:c="4"/>queue&lt;T, Allocator&gt;::forward_iterator::forward_iterator(containers::queue&lt;T, Allocator&gt;::element *ptr) {</text:p>
      <text:p text:style-name="P27"><text:s text:c="8"/>it_ptr = ptr;</text:p>
      <text:p text:style-name="P27"><text:s text:c="4"/>}</text:p>
      <text:p text:style-name="P27"/>
      <text:p text:style-name="P27"><text:s text:c="4"/>template&lt;class T, class Allocator&gt;</text:p>
      <text:p text:style-name="P27"><text:s text:c="4"/>T&amp; queue&lt;T, Allocator&gt;::forward_iterator::operator*() {</text:p>
      <text:p text:style-name="P27"><text:s text:c="8"/>return this-&gt;it_ptr-&gt;value;</text:p>
      <text:p text:style-name="P27"><text:s text:c="4"/>}</text:p>
      <text:p text:style-name="P27"/>
      <text:p text:style-name="P27"><text:s text:c="4"/>template&lt;class T, class Allocator&gt;</text:p>
      <text:p text:style-name="P27"><text:s text:c="4"/>typename queue&lt;T, Allocator&gt;::forward_iterator&amp; queue&lt;T, Allocator&gt;::forward_iterator::operator++() {</text:p>
      <text:p text:style-name="P27"><text:s text:c="8"/>if (it_ptr == nullptr) throw std::logic_error ("out of queue borders");</text:p>
      <text:p text:style-name="P27"><text:s text:c="8"/>*this = it_ptr-&gt;next();</text:p>
      <text:p text:style-name="P27"><text:s text:c="8"/>return *this;</text:p>
      <text:p text:style-name="P27"><text:s text:c="4"/>}</text:p>
      <text:p text:style-name="P27"/>
      <text:p text:style-name="P27"><text:s text:c="4"/>template&lt;class T, class Allocator&gt;</text:p>
      <text:p text:style-name="P27"><text:s text:c="4"/>typename queue&lt;T, Allocator&gt;::forward_iterator queue&lt;T, Allocator&gt;::forward_iterator::operator++(int) {</text:p>
      <text:p text:style-name="P27"><text:s text:c="8"/>forward_iterator old = *this;</text:p>
      <text:p text:style-name="P27"><text:s text:c="8"/>++*this;</text:p>
      <text:p text:style-name="P27"><text:s text:c="8"/>return old;</text:p>
      <text:p text:style-name="P27"><text:s text:c="4"/>}</text:p>
      <text:p text:style-name="P27"/>
      <text:p text:style-name="P27"><text:s text:c="4"/>template&lt;class T, class Allocator&gt;</text:p>
      <text:p text:style-name="P27"><text:s text:c="4"/>bool queue&lt;T, Allocator&gt;::forward_iterator::operator==(const forward_iterator&amp; other) const {</text:p>
      <text:p text:style-name="P27"><text:s text:c="8"/>return it_ptr == other.it_ptr;</text:p>
      <text:p text:style-name="P27"><text:s text:c="4"/>}</text:p>
      <text:p text:style-name="P27"/>
      <text:p text:style-name="P27"><text:s text:c="4"/>template&lt;class T, class Allocator&gt;</text:p>
      <text:p text:style-name="P27"><text:s text:c="4"/>bool queue&lt;T, Allocator&gt;::forward_iterator::operator!=(const forward_iterator&amp; other) const {</text:p>
      <text:p text:style-name="P27"><text:s text:c="8"/>return it_ptr != other.it_ptr;</text:p>
      <text:p text:style-name="P27"><text:s text:c="4"/>}</text:p>
      <text:p text:style-name="P27"/>
      <text:p text:style-name="P27"><text:s text:c="4"/>//</text:p>
      <text:p text:style-name="P27"><text:s text:c="4"/>//namespace</text:p>
      <text:p text:style-name="P27">}</text:p>
      <text:p text:style-name="P27"/>
      <text:p text:style-name="P27"/>
      <text:p text:style-name="P27"/>
      <text:p text:style-name="P27">#endif //OOP_EXERCISE_05_QUEUE_H</text:p>
      <text:p text:style-name="P27"/>
      <text:p text:style-name="P27"/>
      <text:p text:style-name="P27"/>
      <text:p text:style-name="P35">1.4 allocator.h</text:p>
      <text:p text:style-name="P2"/>
      <text:p text:style-name="P2"><text:soft-page-break/></text:p>
      <text:p text:style-name="P2">#ifndef D_ALLOCATOR_H_</text:p>
      <text:p text:style-name="P2">#define D_ALLOCATOR_H_</text:p>
      <text:p text:style-name="P2"/>
      <text:p text:style-name="P2">#include &lt;cstdlib&gt;</text:p>
      <text:p text:style-name="P2">#include &lt;iostream&gt;</text:p>
      <text:p text:style-name="P2">#include &lt;type_traits&gt;</text:p>
      <text:p text:style-name="P2">#include "../containers/queue.h"</text:p>
      <text:p text:style-name="P2"/>
      <text:p text:style-name="P2">namespace allocators {</text:p>
      <text:p text:style-name="P2"><text:s text:c="4"/>/*</text:p>
      <text:p text:style-name="P2"><text:s text:c="5"/>* NAMESPACE</text:p>
      <text:p text:style-name="P2"><text:s text:c="5"/>*/</text:p>
      <text:p text:style-name="P2"/>
      <text:p text:style-name="P2"><text:s text:c="4"/>template&lt;class T, size_t ALLOC_SIZE&gt;</text:p>
      <text:p text:style-name="P2"><text:s text:c="4"/>struct my_allocator {</text:p>
      <text:p text:style-name="P2"><text:s text:c="8"/>using value_type = T;</text:p>
      <text:p text:style-name="P2"><text:s text:c="8"/>using size_type = std::size_t;</text:p>
      <text:p text:style-name="P2"><text:s text:c="8"/>using difference_type = std::ptrdiff_t;</text:p>
      <text:p text:style-name="P2"><text:s text:c="8"/>using is_always_equal = std::false_type;</text:p>
      <text:p text:style-name="P2"/>
      <text:p text:style-name="P2"><text:s text:c="8"/>template&lt;class U&gt;</text:p>
      <text:p text:style-name="P2"><text:s text:c="8"/>struct rebind {</text:p>
      <text:p text:style-name="P2"><text:s text:c="12"/>using other = my_allocator&lt;U, ALLOC_SIZE&gt;;</text:p>
      <text:p text:style-name="P2"><text:s text:c="8"/>};</text:p>
      <text:p text:style-name="P2"/>
      <text:p text:style-name="P2"><text:s text:c="8"/>my_allocator():</text:p>
      <text:p text:style-name="P2"><text:s text:c="12"/>pool_begin(new char[ALLOC_SIZE]),</text:p>
      <text:p text:style-name="P2"><text:s text:c="12"/>pool_end(pool_begin + ALLOC_SIZE),</text:p>
      <text:p text:style-name="P2"><text:s text:c="12"/>pool_tail(pool_begin)</text:p>
      <text:p text:style-name="P2"><text:s text:c="8"/>{}</text:p>
      <text:p text:style-name="P2"/>
      <text:p text:style-name="P2"><text:s text:c="8"/>my_allocator(const my_allocator&amp;) = delete;</text:p>
      <text:p text:style-name="P2"><text:s text:c="8"/>my_allocator(my_allocator&amp;&amp;) = delete;</text:p>
      <text:p text:style-name="P2"/>
      <text:p text:style-name="P2"><text:s text:c="8"/>~my_allocator() {</text:p>
      <text:p text:style-name="P2"><text:s text:c="12"/>delete[] pool_begin;</text:p>
      <text:p text:style-name="P2"><text:s text:c="8"/>}</text:p>
      <text:p text:style-name="P2"/>
      <text:p text:style-name="P2"><text:s text:c="8"/>T* allocate(std::size_t n);</text:p>
      <text:p text:style-name="P2"><text:s text:c="8"/>void deallocate(T* ptr, std::size_t n);</text:p>
      <text:p text:style-name="P2"/>
      <text:p text:style-name="P2"><text:s text:c="4"/>private:</text:p>
      <text:p text:style-name="P2"><text:s text:c="8"/>char* pool_begin;</text:p>
      <text:p text:style-name="P2"><text:s text:c="8"/>char* pool_end;</text:p>
      <text:p text:style-name="P2"><text:s text:c="8"/>char* pool_tail;</text:p>
      <text:p text:style-name="P2"><text:s text:c="8"/>containers::queue&lt;char*&gt; free_blocks;</text:p>
      <text:p text:style-name="P2"><text:s text:c="4"/>};</text:p>
      <text:p text:style-name="P2"/>
      <text:p text:style-name="P2"><text:s text:c="4"/>template&lt;class T, size_t ALLOC_SIZE&gt;</text:p>
      <text:p text:style-name="P2"><text:s text:c="4"/>T* my_allocator&lt;T, ALLOC_SIZE&gt;::allocate(std::size_t n) {</text:p>
      <text:p text:style-name="P2"><text:s text:c="8"/>if (n != 1) {</text:p>
      <text:p text:style-name="P2"><text:soft-page-break/><text:s text:c="12"/>throw std::logic_error("can`t allocate arrays");</text:p>
      <text:p text:style-name="P2"><text:s text:c="8"/>}</text:p>
      <text:p text:style-name="P2"><text:s text:c="8"/>if (size_t(pool_end - pool_tail) &lt; sizeof(T)) {</text:p>
      <text:p text:style-name="P2"><text:s text:c="12"/>if (free_blocks.length()) {</text:p>
      <text:p text:style-name="P2"><text:s text:c="16"/>auto it = free_blocks.begin();</text:p>
      <text:p text:style-name="P2"><text:s text:c="16"/>char* ptr = *it;</text:p>
      <text:p text:style-name="P2"><text:s text:c="16"/>free_blocks.pop();</text:p>
      <text:p text:style-name="P2"><text:s text:c="16"/>return reinterpret_cast&lt;T*&gt;(ptr);</text:p>
      <text:p text:style-name="P2"><text:s text:c="12"/>}</text:p>
      <text:p text:style-name="P2"><text:s text:c="12"/>throw std::bad_alloc();</text:p>
      <text:p text:style-name="P2"><text:s text:c="8"/>}</text:p>
      <text:p text:style-name="P2"><text:s text:c="8"/>T* result = reinterpret_cast&lt;T*&gt;(pool_tail);</text:p>
      <text:p text:style-name="P2"><text:s text:c="8"/>pool_tail += sizeof(T);</text:p>
      <text:p text:style-name="P2"><text:s text:c="8"/>return result;</text:p>
      <text:p text:style-name="P2"><text:s text:c="4"/>}</text:p>
      <text:p text:style-name="P2"/>
      <text:p text:style-name="P2"><text:s text:c="4"/>template&lt;class T, size_t ALLOC_SIZE&gt;</text:p>
      <text:p text:style-name="P2"><text:s text:c="4"/>void my_allocator&lt;T, ALLOC_SIZE&gt;::deallocate(T *ptr, std::size_t n) {</text:p>
      <text:p text:style-name="P2"><text:s text:c="8"/>if (n != 1) {</text:p>
      <text:p text:style-name="P2"><text:s text:c="12"/>throw std::logic_error("can`t allocate arrays, thus can`t deallocate them too");</text:p>
      <text:p text:style-name="P2"><text:s text:c="8"/>}</text:p>
      <text:p text:style-name="P2"><text:s text:c="8"/>if(ptr == nullptr){</text:p>
      <text:p text:style-name="P2"><text:s text:c="12"/>return;</text:p>
      <text:p text:style-name="P2"><text:s text:c="8"/>}</text:p>
      <text:p text:style-name="P2"><text:s text:c="8"/>free_blocks.push(reinterpret_cast&lt;char*&gt;(ptr));</text:p>
      <text:p text:style-name="P2"><text:s text:c="4"/>}</text:p>
      <text:p text:style-name="P2"/>
      <text:p text:style-name="P2"><text:s text:c="4"/>/*</text:p>
      <text:p text:style-name="P2"><text:s text:c="5"/>* NAMESPACE</text:p>
      <text:p text:style-name="P2"><text:s text:c="5"/>*/</text:p>
      <text:p text:style-name="P2">}</text:p>
      <text:p text:style-name="P2"/>
      <text:p text:style-name="P2">#endif // D_ALLOCATOR_H_</text:p>
      <text:p text:style-name="P2"/>
      <text:p text:style-name="P2"/>
      <text:p text:style-name="P19">1.<text:span text:style-name="T5">5</text:span> main.cpp</text:p>
      <text:p text:style-name="P19"/>
      <text:p text:style-name="P2">#include &lt;iostream&gt;</text:p>
      <text:p text:style-name="P2">#include &lt;algorithm&gt;</text:p>
      <text:p text:style-name="P2">#include &lt;map&gt;</text:p>
      <text:p text:style-name="P2"/>
      <text:p text:style-name="P2">#include "octagon.h"</text:p>
      <text:p text:style-name="P2">#include "containers/queue.h"</text:p>
      <text:p text:style-name="P2">#include "allocators/allocator.h"</text:p>
      <text:p text:style-name="P2"/>
      <text:p text:style-name="P2">int main() {</text:p>
      <text:p text:style-name="P2"><text:s text:c="4"/>size_t N;</text:p>
      <text:p text:style-name="P2"><text:s text:c="4"/>char option = '0';</text:p>
      <text:p text:style-name="P2"><text:s text:c="4"/>containers::queue&lt;Octagon&lt;int&gt;, allocators::my_allocator&lt;Octagon&lt;int&gt;, 800&gt;&gt; q;</text:p>
      <text:p text:style-name="P2"><text:s text:c="4"/>Octagon&lt;int&gt; oct{};</text:p>
      <text:p text:style-name="P2"><text:s text:c="4"/>while (option != 'q') {</text:p>
      <text:p text:style-name="P2"><text:soft-page-break/><text:s text:c="8"/>std::cout &lt;&lt; "choose option (m for man, q to quit)" &lt;&lt; std::endl;</text:p>
      <text:p text:style-name="P2"><text:s text:c="8"/>std:: cin &gt;&gt; option;</text:p>
      <text:p text:style-name="P2"><text:s text:c="8"/>switch (option) {</text:p>
      <text:p text:style-name="P2"><text:s text:c="12"/>case 'q':</text:p>
      <text:p text:style-name="P2"><text:s text:c="16"/>break;</text:p>
      <text:p text:style-name="P2"><text:s text:c="12"/>case 'm':</text:p>
      <text:p text:style-name="P2"><text:s text:c="16"/>std::cout &lt;&lt; "1) push new element into queue\n"</text:p>
      <text:p text:style-name="P2"><text:s text:c="26"/>&lt;&lt; "2) pop element from the queue\n"</text:p>
      <text:p text:style-name="P2"><text:s text:c="26"/>&lt;&lt; "3) delete element from the chosen position\n"</text:p>
      <text:p text:style-name="P2"><text:s text:c="26"/>&lt;&lt; "4) print queue\n"</text:p>
      <text:p text:style-name="P2"><text:s text:c="26"/>&lt;&lt; "5) option fore code testing (for example compatibility with std::map)\n"</text:p>
      <text:p text:style-name="P2"><text:s text:c="26"/>&lt;&lt; std::endl;</text:p>
      <text:p text:style-name="P2"><text:s text:c="16"/>break;</text:p>
      <text:p text:style-name="P2"><text:s text:c="12"/>case '1': {</text:p>
      <text:p text:style-name="P2"><text:s text:c="16"/>std::cout &lt;&lt; "enter octagon (have to enter dots consequently): " &lt;&lt; std::endl;</text:p>
      <text:p text:style-name="P2"><text:s text:c="16"/>oct = Octagon&lt;int&gt;(std::cin);</text:p>
      <text:p text:style-name="P2"><text:s text:c="16"/>q.push(oct);</text:p>
      <text:p text:style-name="P2"><text:s text:c="16"/>break;</text:p>
      <text:p text:style-name="P2"><text:s text:c="12"/>}</text:p>
      <text:p text:style-name="P2"><text:s text:c="12"/>case '2': {</text:p>
      <text:p text:style-name="P2"><text:s text:c="16"/>q.pop();</text:p>
      <text:p text:style-name="P2"><text:s text:c="16"/>break;</text:p>
      <text:p text:style-name="P2"><text:s text:c="12"/>}</text:p>
      <text:p text:style-name="P2"><text:s text:c="12"/>case '3': {</text:p>
      <text:p text:style-name="P2"><text:s text:c="16"/>std::cout &lt;&lt; "enter position to delete: ";</text:p>
      <text:p text:style-name="P2"><text:s text:c="16"/>std::cin &gt;&gt; N;</text:p>
      <text:p text:style-name="P2"><text:s text:c="16"/>q.delete_by_number(N);</text:p>
      <text:p text:style-name="P2"><text:s text:c="16"/>break;</text:p>
      <text:p text:style-name="P2"><text:s text:c="12"/>}</text:p>
      <text:p text:style-name="P2"><text:s text:c="12"/>case '4': {</text:p>
      <text:p text:style-name="P2"><text:s text:c="16"/>std::for_each(q.begin(), q.end(), [](Octagon&lt;int&gt; &amp;X) { X.Printout(std::cout); });</text:p>
      <text:p text:style-name="P2"><text:s text:c="16"/>break;</text:p>
      <text:p text:style-name="P2"><text:s text:c="12"/>}</text:p>
      <text:p text:style-name="P2"><text:s text:c="12"/>case '5': {</text:p>
      <text:p text:style-name="P2"><text:s text:c="16"/>std::map&lt;int, int, std::less&lt;&gt;, allocators::my_allocator&lt;std::pair&lt;const int, int&gt;, 100&gt;&gt; mp;</text:p>
      <text:p text:style-name="P2"><text:s text:c="16"/>for(int i = 0; i &lt; 2; ++i){</text:p>
      <text:p text:style-name="P2"><text:s text:c="20"/>mp[i] = i * i;</text:p>
      <text:p text:style-name="P2"><text:s text:c="16"/>}</text:p>
      <text:p text:style-name="P2"><text:s text:c="16"/>std::for_each(mp.begin(), mp.end(), [](std::pair&lt;int, int&gt; X) { std::cout &lt;&lt; X.first &lt;&lt; ' ' &lt;&lt; X.second &lt;&lt; ", <text:s/>"; });</text:p>
      <text:p text:style-name="P2"><text:s text:c="16"/>std::cout &lt;&lt; std::endl;</text:p>
      <text:p text:style-name="P2"><text:s text:c="16"/>for(int i = 2; i &lt; 10; ++i){</text:p>
      <text:p text:style-name="P2"><text:s text:c="20"/>mp.erase(i - 2);</text:p>
      <text:p text:style-name="P2"><text:s text:c="20"/>mp[i] = i * i;</text:p>
      <text:p text:style-name="P2"><text:s text:c="16"/>}</text:p>
      <text:p text:style-name="P2"><text:s text:c="16"/>std::for_each(mp.begin(), mp.end(), [](std::pair&lt;int, int&gt; X) { std::cout &lt;&lt; X.first &lt;&lt; ' ' &lt;&lt; X.second &lt;&lt; ", <text:s/>"; });</text:p>
      <text:p text:style-name="P2"><text:s text:c="16"/>std::cout &lt;&lt; std::endl;</text:p>
      <text:p text:style-name="P2"><text:s text:c="16"/>break;</text:p>
      <text:p text:style-name="P2"><text:s text:c="12"/>}</text:p>
      <text:p text:style-name="P2"><text:s text:c="12"/>default:</text:p>
      <text:p text:style-name="P2"><text:soft-page-break/><text:s text:c="16"/>std::cout &lt;&lt; "no such option. Try m for man" &lt;&lt; std::endl;</text:p>
      <text:p text:style-name="P2"><text:s text:c="16"/>break;</text:p>
      <text:p text:style-name="P2"><text:s text:c="8"/>}</text:p>
      <text:p text:style-name="P2"><text:s text:c="4"/>}</text:p>
      <text:p text:style-name="P2"><text:s text:c="4"/>return 0;</text:p>
      <text:p text:style-name="P2">}</text:p>
      <text:p text:style-name="P2"/>
      <text:p text:style-name="P2"/>
      <text:p text:style-name="P18">2. Ссылка на репозиторий на GitHub</text:p>
      <text:p text:style-name="P18"/>
      <text:p text:style-name="P9"><text:a xlink:type="simple" xlink:href="https://github.com/Siegmeyer1/oop_exercise_03" text:style-name="Internet_20_link" text:visited-style-name="Visited_20_Internet_20_Link">https://github.com/Siegmeyer1/oop_exercise_0</text:a><text:span text:style-name="T5">6</text:span></text:p>
      <text:p text:style-name="P9"/>
      <text:p text:style-name="P9"/>
      <text:p text:style-name="P20">3. Набор тестов</text:p>
      <text:p text:style-name="P20"/>
      <text:p text:style-name="P29">1)</text:p>
      <text:p text:style-name="P30">m</text:p>
      <text:p text:style-name="P4">1</text:p>
      <text:p text:style-name="P4">2 0 <text:s text:c="4"/>4 0 <text:s text:c="4"/>6 1 <text:s text:c="4"/>6 3 <text:s text:c="4"/>4 4 <text:s text:c="4"/>2 4 <text:s text:c="4"/>0 3 <text:s text:c="4"/>0 1</text:p>
      <text:p text:style-name="P4">1</text:p>
      <text:p text:style-name="P4">0 0 <text:s text:c="4"/>2 0 <text:s text:c="4"/>4 0 <text:s text:c="4"/>4 2 <text:s text:c="4"/>4 4 <text:s text:c="4"/>2 4 <text:s text:c="4"/>0 4 <text:s text:c="4"/>0 2</text:p>
      <text:p text:style-name="P4">1</text:p>
      <text:p text:style-name="P4">0 0 <text:s text:c="4"/>1 0 <text:s text:c="4"/>2 0 <text:s text:c="4"/>2 1 <text:s text:c="4"/>2 2 <text:s text:c="4"/>1 2 <text:s text:c="4"/>0 2 <text:s text:c="4"/>0 1</text:p>
      <text:p text:style-name="P30">4</text:p>
      <text:p text:style-name="P30">3</text:p>
      <text:p text:style-name="P30">2</text:p>
      <text:p text:style-name="P30">4</text:p>
      <text:p text:style-name="P30">2</text:p>
      <text:p text:style-name="P30">4</text:p>
      <text:p text:style-name="P4">q</text:p>
      <text:p text:style-name="P4"/>
      <text:p text:style-name="P4"/>
      <text:p text:style-name="P6">2)</text:p>
      <text:p text:style-name="P32">5</text:p>
      <text:p text:style-name="P6">q</text:p>
      <text:p text:style-name="P4"/>
      <text:p text:style-name="P4"/>
      <text:p text:style-name="P4"/>
      <text:p text:style-name="P4"/>
      <text:p text:style-name="P20"><text:span text:style-name="T1">4</text:span>. <text:span text:style-name="T1">Результаты</text:span> тестов</text:p>
      <text:p text:style-name="P20"/>
      <text:p text:style-name="P34"><text:tab/>1)</text:p>
      <text:p text:style-name="P5">choose option (m for man, q to quit)</text:p>
      <text:p text:style-name="P5">m</text:p>
      <text:p text:style-name="P5">1) push new element into queue</text:p>
      <text:p text:style-name="P5">2) pop element from the queue</text:p>
      <text:p text:style-name="P5">3) delete element from the chosen position</text:p>
      <text:p text:style-name="P5">4) print queue</text:p>
      <text:p text:style-name="P5">5) option fore code testing (for example compatibility with std::map)</text:p>
      <text:p text:style-name="P5"><text:soft-page-break/></text:p>
      <text:p text:style-name="P5">choose option (m for man, q to quit)</text:p>
      <text:p text:style-name="P5">1</text:p>
      <text:p text:style-name="P5">enter octagon (have to enter dots consequently): </text:p>
      <text:p text:style-name="P5">2 0 <text:s text:c="4"/>4 0 <text:s text:c="4"/>6 1 <text:s text:c="4"/>6 3 <text:s text:c="4"/>4 4 <text:s text:c="4"/>2 4 <text:s text:c="4"/>0 3 <text:s text:c="4"/>0 1</text:p>
      <text:p text:style-name="P5">choose option (m for man, q to quit)</text:p>
      <text:p text:style-name="P5">1</text:p>
      <text:p text:style-name="P5">enter octagon (have to enter dots consequently): </text:p>
      <text:p text:style-name="P5">0 0 <text:s text:c="4"/>2 0 <text:s text:c="4"/>4 0 <text:s text:c="4"/>4 2 <text:s text:c="4"/>4 4 <text:s text:c="4"/>2 4 <text:s text:c="4"/>0 4 <text:s text:c="4"/>0 2</text:p>
      <text:p text:style-name="P5">choose option (m for man, q to quit)</text:p>
      <text:p text:style-name="P5">1</text:p>
      <text:p text:style-name="P5">enter octagon (have to enter dots consequently): </text:p>
      <text:p text:style-name="P5">0 0 <text:s text:c="4"/>1 0 <text:s text:c="4"/>2 0 <text:s text:c="4"/>2 1 <text:s text:c="4"/>2 2 <text:s text:c="4"/>1 2 <text:s text:c="4"/>0 2 <text:s text:c="4"/>0 1</text:p>
      <text:p text:style-name="P5">choose option (m for man, q to quit)</text:p>
      <text:p text:style-name="P5">4</text:p>
      <text:p text:style-name="P5">(2 0), (4 0), (6 1), (6 3), (4 4), (2 4), (0 3), (0 1)</text:p>
      <text:p text:style-name="P5">(0 0), (2 0), (4 0), (4 2), (4 4), (2 4), (0 4), (0 2)</text:p>
      <text:p text:style-name="P5">(0 0), (1 0), (2 0), (2 1), (2 2), (1 2), (0 2), (0 1)</text:p>
      <text:p text:style-name="P5">choose option (m for man, q to quit)</text:p>
      <text:p text:style-name="P5">3</text:p>
      <text:p text:style-name="P5">enter position to delete: 2</text:p>
      <text:p text:style-name="P5">choose option (m for man, q to quit)</text:p>
      <text:p text:style-name="P5">4</text:p>
      <text:p text:style-name="P5">(2 0), (4 0), (6 1), (6 3), (4 4), (2 4), (0 3), (0 1)</text:p>
      <text:p text:style-name="P5">(0 0), (1 0), (2 0), (2 1), (2 2), (1 2), (0 2), (0 1)</text:p>
      <text:p text:style-name="P5">choose option (m for man, q to quit)</text:p>
      <text:p text:style-name="P5">2</text:p>
      <text:p text:style-name="P5">choose option (m for man, q to quit)</text:p>
      <text:p text:style-name="P5">4</text:p>
      <text:p text:style-name="P5">(0 0), (1 0), (2 0), (2 1), (2 2), (1 2), (0 2), (0 1)</text:p>
      <text:p text:style-name="P5">choose option (m for man, q to quit)</text:p>
      <text:p text:style-name="P5">q</text:p>
      <text:p text:style-name="P5">anri@andrew-HP-250-G6:~/Documents/Github_repositories/OOP_lab6/build$ </text:p>
      <text:p text:style-name="P5"/>
      <text:p text:style-name="P6"><text:tab/><text:span text:style-name="T6">2)</text:span></text:p>
      <text:p text:style-name="P6">choose option (m for man, q to quit)</text:p>
      <text:p text:style-name="P6">5</text:p>
      <text:p text:style-name="P6">0 0, <text:s/>1 1, <text:s/></text:p>
      <text:p text:style-name="P6">8 64, <text:s/>9 81, <text:s/></text:p>
      <text:p text:style-name="P6">choose option (m for man, q to quit)</text:p>
      <text:p text:style-name="P6">q</text:p>
      <text:p text:style-name="P6">anri@andrew-HP-250-G6:~/Documents/Github_repositories/OOP_lab6/build$ </text:p>
      <text:p text:style-name="P6"/>
      <text:p text:style-name="P6"/>
      <text:p text:style-name="P21">5. Объяснение работы программы</text:p>
      <text:p text:style-name="P21"/>
      <text:p text:style-name="P11"><text:tab/><text:span text:style-name="T7">Аллокатор используется очередью из предыдущей лабораторной для выделения памяти. Аллокатор удовлетворяет требованиям к аллокаторам, а значит совместим с std::map, что демонстрируется на простом примере в блоке </text:span><text:soft-page-break/><text:span text:style-name="T7">main. Метод deallocate вызывается автоматически, так как находится внутри деструктора, используемого unique_ptr-ом внутри самой очереди.</text:span></text:p>
      <text:p text:style-name="P10"/>
      <text:p text:style-name="P10"/>
      <text:p text:style-name="P22">Вывод</text:p>
      <text:p text:style-name="P3"><text:tab/><text:span text:style-name="T8">Проделав работу, я узнал, что такое аллокаторы памяти, зачем они нужны и какие они бывают, а также реализовал собственный аллокатор. Узнал, как сделать собственный аллокатор совместимым с коллекциями стандартной библиотеки шаблон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0:11:26.567857226</meta:creation-date>
    <dc:date>2019-11-25T01:25:39.841717589</dc:date>
    <meta:editing-duration>PT31M22S</meta:editing-duration>
    <meta:editing-cycles>5</meta:editing-cycles>
    <meta:generator>LibreOffice/6.0.7.3$Linux_X86_64 LibreOffice_project/00m0$Build-3</meta:generator>
    <meta:document-statistic meta:table-count="1" meta:image-count="0" meta:object-count="0" meta:page-count="14" meta:paragraph-count="528" meta:word-count="1916" meta:character-count="16919" meta:non-whitespace-character-count="12212"/>
  </office:meta>
</office:document-meta>
</file>